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fo:background-color="#b2b2b2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from_5f_lot_5f_default">
      <style:table-cell-properties fo:background-color="transparent"/>
      <style:text-properties style:font-name="Liberation Sans"/>
    </style:style>
    <style:style style:name="ce267" style:family="table-cell" style:parent-style-name="from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29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from_5f_lot_5f_note_5f_default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from_5f_lot_5f_percent">
      <style:table-cell-properties fo:background-color="transparent"/>
      <style:text-properties style:font-name="Liberation Sans"/>
    </style:style>
    <style:style style:name="ce340" style:family="table-cell" style:parent-style-name="from_5f_lot_5f_alt_5f_percent">
      <style:table-cell-properties fo:background-color="transparent"/>
      <style:text-properties style:font-name="Liberation Sans"/>
    </style:style>
    <style:style style:name="ce34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from_5f_lot_5f_fiat">
      <style:table-cell-properties fo:background-color="transparent"/>
      <style:text-properties style:font-name="Liberation Sans"/>
    </style:style>
    <style:style style:name="ce343" style:family="table-cell" style:parent-style-name="from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4"/>
        <table:table-column table:style-name="co39" table:default-cell-style-name="ce6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9"/>
          <table:table-cell/>
        </table:table-row>
        <table:table-row table:style-name="ro2">
          <table:table-cell table:style-name="ce14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ce236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4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4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from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</table:table>
      <table:table table:name="Capital Gai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Capital Gai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sold or disposed of</text:p>
          </table:table-cell>
          <table:table-cell table:style-name="ce348" office:value-type="string" calcext:value-type="string">
            <text:p>Proceeds (sales price)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Sol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sold or disposed of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/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9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16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19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17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from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19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18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4/19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19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5/19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20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6/19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21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from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7/19: 0.35000000 of 5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22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from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8/19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23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from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9/19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24:01+00:00</text:p>
          </table:table-cell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from_lot_note_fiat" office:value="0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office:value-type="string" table:style-name="from_lot_note_default">
            <text:p>10/19: 0.50000000 of 5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2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office:value-type="string" table:style-name="from_lot_note_default">
            <text:p>2/16: 0.05000000 of 4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3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SELL</text:p>
          </table:table-cell>
          <table:table-cell office:value-type="string" table:style-name="from_lot_note_default">
            <text:p>3/16: 0.10000000 of 4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3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from_lot_note_fiat" office:value="0.1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SELL</text:p>
          </table:table-cell>
          <table:table-cell office:value-type="string" table:style-name="from_lot_note_default">
            <text:p>4/16: 0.15000000 of 4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3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1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5/16: 0.20000000 of 4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39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2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6/16: 0.25000000 of 4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40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27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7/16: 0.30000000 of 4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41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from_lot_note_fiat" office:value="0.3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8/16: 0.35000000 of 4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42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from_lot_note_fiat" office:value="0.3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9/16: 0.40000000 of 4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43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from_lot_note_fiat" office:value="0.4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0/16: 0.45000000 of 4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44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from_lot_note_fiat" office:value="0.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1/16: 0.50000000 of 4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45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6/11: 0.05000000 of 3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56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7/11: 0.10000000 of 3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57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from_lot_note_fiat" office:value="0.1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8/11: 0.15000000 of 3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58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1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9/11: 0.20000000 of 3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59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0/11: 0.25000000 of 3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00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5" office:value-type="float"/>
          <table:table-cell table:style-name="from_lot_note_fiat" office:value="0.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1/11: 0.25000000 of 3.00000000 B1</text:p>
          </table:table-cell>
          <table:table-cell table:style-name="taxable_event_note_default" office:value-type="string">
            <text:p>1/2: 0.25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01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from_lot_note_fiat" office:value="0.0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8: 0.05000000 of 2.00000000 B1</text:p>
          </table:table-cell>
          <table:table-cell table:style-name="taxable_event_note_default" office:value-type="string">
            <text:p>2/2: 0.05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01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from_lot_note_fiat" office:value="0.2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8: 0.35000000 of 2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02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from_lot_note_fiat" office:value="0.2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8: 0.40000000 of 2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03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from_lot_note_fiat" office:value="0.3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4/8: 0.45000000 of 2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04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from_lot_note_fiat" office:value="0.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5/8: 0.50000000 of 2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05:01+00:00</text:p>
          </table:table-cell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5/19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16:01+00:00</text:p>
          </table:table-cell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6/19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17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from_lot_note_fiat" office:value="0.0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7/19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18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8/19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19:01+00:00</text:p>
          </table:table-cell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1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9/19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20:01+00:00</text:p>
          </table:table-cell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0/19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21:01+00:00</text:p>
          </table:table-cell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from_lot_note_fiat" office:value="0.1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7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1/19: 0.35000000 of 5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22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from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2/19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23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from_lot_note_fiat" office:value="0.2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8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3/19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24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from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4/19: 0.50000000 of 5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25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6/14: 0.05000000 of 4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36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7/14: 0.10000000 of 4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37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from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8/14: 0.15000000 of 4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38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9/14: 0.20000000 of 4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39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0/14: 0.25000000 of 4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40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1/14: 0.30000000 of 4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41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from_lot_note_fiat" office:value="0.1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0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2/14: 0.35000000 of 4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42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from_lot_note_fiat" office:value="0.1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6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3/14: 0.40000000 of 4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43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4/14: 0.20000000 of 4.00000000 B1</text:p>
          </table:table-cell>
          <table:table-cell table:style-name="taxable_event_note_default" office:value-type="string">
            <text:p>1/2: 0.20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44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25" office:value-type="float"/>
          <table:table-cell table:style-name="from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1: 0.25000000 of 3.00000000 B1</text:p>
          </table:table-cell>
          <table:table-cell table:style-name="taxable_event_note_default" office:value-type="string">
            <text:p>2/2: 0.2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44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from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11: 0.50000000 of 3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45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9: 0.05000000 of 2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56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9: 0.10000000 of 2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57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from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4/9: 0.15000000 of 2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58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5/9: 0.20000000 of 2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59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7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6/9: 0.25000000 of 2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00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7/9: 0.30000000 of 2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01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from_lot_note_fiat" office:value="0.0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7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8/9: 0.35000000 of 2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02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9/9: 0.10000000 of 2.00000000 B1</text:p>
          </table:table-cell>
          <table:table-cell table:style-name="taxable_event_note_default" office:value-type="string">
            <text:p>1/2: 0.1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03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" office:value-type="float"/>
          <table:table-cell table:style-name="from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1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3: 0.30000000 of 1.00000000 B1</text:p>
          </table:table-cell>
          <table:table-cell table:style-name="taxable_event_note_default" office:value-type="string">
            <text:p>2/2: 0.3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03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from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6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3: 0.45000000 of 1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04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5" office:value-type="float"/>
          <table:table-cell table:style-name="from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2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25000000 of 1.00000000 B1</text:p>
          </table:table-cell>
          <table:table-cell table:style-name="taxable_event_note_default" office:value-type="string">
            <text:p>1/2: 0.25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05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5" office:value-type="float"/>
          <table:table-cell table:style-name="from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0: 0.25000000 of 5.00000000 B1</text:p>
          </table:table-cell>
          <table:table-cell table:style-name="taxable_event_note_default" office:value-type="string">
            <text:p>2/2: 0.25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05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2/20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16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3/20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17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from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4/20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18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5/20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19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6/20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20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7/20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21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from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8/20: 0.35000000 of 5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22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from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9/20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23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0/20: 0.20000000 of 5.00000000 B1</text:p>
          </table:table-cell>
          <table:table-cell table:style-name="taxable_event_note_default" office:value-type="string">
            <text:p>1/2: 0.20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24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25" office:value-type="float"/>
          <table:table-cell table:style-name="from_lot_note_fiat" office:value="0.2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6: 0.25000000 of 4.00000000 B1</text:p>
          </table:table-cell>
          <table:table-cell table:style-name="taxable_event_note_default" office:value-type="string">
            <text:p>2/2: 0.2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24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from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16: 0.50000000 of 4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25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3/16: 0.05000000 of 4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36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4/16: 0.10000000 of 4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37:01+00:00</text:p>
          </table:table-cell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from_lot_note_fiat" office:value="0.1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5/16: 0.15000000 of 4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38:01+00:00</text:p>
          </table:table-cell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1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6/16: 0.20000000 of 4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39:01+00:00</text:p>
          </table:table-cell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1: 0.25000000 of 3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40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2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11: 0.30000000 of 3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41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from_lot_note_fiat" office:value="0.2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11: 0.35000000 of 3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42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from_lot_note_fiat" office:value="0.3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4/11: 0.40000000 of 3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43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from_lot_note_fiat" office:value="0.3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5/11: 0.45000000 of 3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44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from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6/11: 0.50000000 of 3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45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6: 0.05000000 of 1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56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6: 0.10000000 of 1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57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from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6: 0.15000000 of 1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58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4/6: 0.20000000 of 1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59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5/6: 0.25000000 of 1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2:00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5" office:value-type="float"/>
          <table:table-cell table:style-name="from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6/6: 0.25000000 of 1.00000000 B1</text:p>
          </table:table-cell>
          <table:table-cell table:style-name="taxable_event_note_default" office:value-type="string">
            <text:p>1/2: 0.25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2:01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from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0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9: 0.05000000 of 5.00000000 B1</text:p>
          </table:table-cell>
          <table:table-cell table:style-name="taxable_event_note_default" office:value-type="string">
            <text:p>2/2: 0.05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2:01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table:style-name="from_lot_note_default" office:value-type="string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7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19: 0.35000000 of 5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0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3/19: 0.40000000 of 5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0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2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4/19: 0.45000000 of 5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0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5/19: 0.50000000 of 5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0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6/19: 0.05000000 of 5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7/19: 0.10000000 of 5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1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8/19: 0.15000000 of 5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1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9/19: 0.20000000 of 5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1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/14: 0.25000000 of 4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2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14: 0.30000000 of 4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2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3/14: 0.35000000 of 4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2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1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4/14: 0.40000000 of 4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2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1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5/14: 0.45000000 of 4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2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6/14: 0.50000000 of 4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2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4/12: 0.05000000 of 3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3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3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5/12: 0.10000000 of 3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3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6/12: 0.15000000 of 3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3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7/12: 0.20000000 of 3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3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0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8/12: 0.25000000 of 3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4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09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9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9/12: 0.30000000 of 3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4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4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0/12: 0.35000000 of 3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4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1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1/12: 0.40000000 of 3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4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0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2/12: 0.20000000 of 3.00000000 B1</text:p>
          </table:table-cell>
          <table:table-cell office:value-type="string" table:style-name="taxable_event_note_default">
            <text:p>1/2: 0.20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4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25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7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/9: 0.25000000 of 2.00000000 B1</text:p>
          </table:table-cell>
          <table:table-cell office:value-type="string" table:style-name="taxable_event_note_default">
            <text:p>2/2: 0.2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4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9: 0.50000000 of 2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4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19: 0.05000000 of 5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3/19: 0.10000000 of 5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5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4/19: 0.15000000 of 5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5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5/19: 0.20000000 of 5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5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6/19: 0.25000000 of 5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0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3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7/19: 0.30000000 of 5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0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8/19: 0.35000000 of 5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0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9/19: 0.40000000 of 5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0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0/19: 0.45000000 of 5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0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1/19: 0.50000000 of 5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0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4/16: 0.05000000 of 4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9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5/16: 0.10000000 of 4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1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9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6/16: 0.15000000 of 4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1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7/16: 0.20000000 of 4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1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2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8/16: 0.25000000 of 4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2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27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9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9/16: 0.30000000 of 4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2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3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0/16: 0.35000000 of 4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2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3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1/16: 0.40000000 of 4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2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4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2/16: 0.45000000 of 4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2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3/16: 0.50000000 of 4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2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9/12: 0.05000000 of 3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3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0/12: 0.10000000 of 3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3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1/12: 0.15000000 of 3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3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2/12: 0.20000000 of 3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3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/6: 0.25000000 of 2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4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2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6: 0.30000000 of 2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4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2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3/6: 0.35000000 of 2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4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2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4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4/6: 0.40000000 of 2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4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3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9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5/6: 0.45000000 of 2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4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5" office:value-type="float" table:style-name="taxable_event_note_fiat"/>
          <table:table-cell office:value="0.1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7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6/6: 0.25000000 of 2.00000000 B1</text:p>
          </table:table-cell>
          <table:table-cell office:value-type="string" table:style-name="taxable_event_note_default">
            <text:p>1/2: 0.25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4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5" office:value-type="float" table:style-name="taxable_event_note_fiat"/>
          <table:table-cell office:value="0.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/6: 0.25000000 of 1.00000000 B1</text:p>
          </table:table-cell>
          <table:table-cell office:value-type="string" table:style-name="taxable_event_note_default">
            <text:p>2/2: 0.25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4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6/18: 0.05000000 of 5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7/18: 0.10000000 of 5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5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8/18: 0.15000000 of 5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5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9/18: 0.20000000 of 5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5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0/18: 0.25000000 of 5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0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1/18: 0.30000000 of 5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0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7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2/18: 0.35000000 of 5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0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3/18: 0.40000000 of 5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0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2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4/18: 0.45000000 of 5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0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5/18: 0.50000000 of 5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0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9/16: 0.05000000 of 4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0/16: 0.10000000 of 4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1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1/16: 0.15000000 of 4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1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2/16: 0.20000000 of 4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1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3/16: 0.25000000 of 4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2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4/16: 0.30000000 of 4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2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5/16: 0.35000000 of 4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2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4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6/16: 0.10000000 of 4.00000000 B1</text:p>
          </table:table-cell>
          <table:table-cell office:value-type="string" table:style-name="taxable_event_note_default">
            <text:p>1/2: 0.1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2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" office:value-type="float" table:style-name="taxable_event_note_fiat"/>
          <table:table-cell office:value="0.09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/11: 0.30000000 of 3.00000000 B1</text:p>
          </table:table-cell>
          <table:table-cell office:value-type="string" table:style-name="taxable_event_note_default">
            <text:p>2/2: 0.3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2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1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7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11: 0.45000000 of 3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2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3/11: 0.50000000 of 3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2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4/9: 0.05000000 of 2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3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5/9: 0.10000000 of 2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3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3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1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6/9: 0.15000000 of 2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3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4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7/9: 0.20000000 of 2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3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7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8/9: 0.25000000 of 2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4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5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9/9: 0.25000000 of 2.00000000 B1</text:p>
          </table:table-cell>
          <table:table-cell office:value-type="string" table:style-name="taxable_event_note_default">
            <text:p>1/2: 0.25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4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3" office:value-type="float" table:style-name="taxable_event_note_fiat"/>
          <table:table-cell office:value="0.0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/4: 0.05000000 of 1.00000000 B1</text:p>
          </table:table-cell>
          <table:table-cell office:value-type="string" table:style-name="taxable_event_note_default">
            <text:p>2/2: 0.05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4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0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1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4: 0.35000000 of 1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4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0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3/4: 0.40000000 of 1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4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0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4/4: 0.20000000 of 1.00000000 B1</text:p>
          </table:table-cell>
          <table:table-cell office:value-type="string" table:style-name="taxable_event_note_default">
            <text:p>1/2: 0.20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4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25" office:value-type="float" table:style-name="taxable_event_note_fiat"/>
          <table:table-cell office:value="0.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/20: 0.25000000 of 5.00000000 B1</text:p>
          </table:table-cell>
          <table:table-cell office:value-type="string" table:style-name="taxable_event_note_default">
            <text:p>2/2: 0.2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4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20: 0.50000000 of 5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4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3/20: 0.05000000 of 5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4/20: 0.10000000 of 5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5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5/20: 0.15000000 of 5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5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6/20: 0.20000000 of 5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5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7/20: 0.25000000 of 5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0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3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8/20: 0.30000000 of 5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0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9/20: 0.35000000 of 5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0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0/20: 0.10000000 of 5.00000000 B1</text:p>
          </table:table-cell>
          <table:table-cell office:value-type="string" table:style-name="taxable_event_note_default">
            <text:p>1/2: 0.1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0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" office:value-type="float" table:style-name="taxable_event_note_fiat"/>
          <table:table-cell office:value="0.27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/13: 0.30000000 of 4.00000000 B1</text:p>
          </table:table-cell>
          <table:table-cell office:value-type="string" table:style-name="taxable_event_note_default">
            <text:p>2/2: 0.3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0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4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13: 0.45000000 of 4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0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3/13: 0.50000000 of 4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0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/13: 0.05000000 of 3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13: 0.10000000 of 3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1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3/13: 0.15000000 of 3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1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4/13: 0.20000000 of 3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1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5/13: 0.25000000 of 3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2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2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6/13: 0.30000000 of 3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2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2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7/13: 0.35000000 of 3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2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3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8/13: 0.40000000 of 3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2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3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4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9/13: 0.45000000 of 3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2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0/13: 0.50000000 of 3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2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3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5: 0.05000000 of 1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3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3/5: 0.10000000 of 1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3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9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4/5: 0.15000000 of 1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3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5/5: 0.20000000 of 1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3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/16: 0.25000000 of 5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4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16: 0.30000000 of 5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4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7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3/16: 0.35000000 of 5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4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4/16: 0.40000000 of 5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4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2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5/16: 0.45000000 of 5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4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6/16: 0.50000000 of 5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4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/17: 0.05000000 of 4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17: 0.10000000 of 4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3/17: 0.15000000 of 4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4/17: 0.20000000 of 4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5/17: 0.25000000 of 4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6/17: 0.30000000 of 4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7/17: 0.35000000 of 4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1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8/17: 0.40000000 of 4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1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9/17: 0.45000000 of 4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0/17: 0.50000000 of 4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5/12: 0.05000000 of 3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3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6/12: 0.10000000 of 3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7/12: 0.15000000 of 3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8/12: 0.20000000 of 3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0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9/12: 0.25000000 of 3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09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9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0/12: 0.30000000 of 3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4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1/12: 0.35000000 of 3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3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2/12: 0.10000000 of 3.00000000 B1</text:p>
          </table:table-cell>
          <table:table-cell office:value-type="string" table:style-name="taxable_event_note_default">
            <text:p>1/2: 0.1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" office:value-type="float" table:style-name="taxable_event_note_fiat"/>
          <table:table-cell office:value="0.0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/8: 0.30000000 of 2.00000000 B1</text:p>
          </table:table-cell>
          <table:table-cell office:value-type="string" table:style-name="taxable_event_note_default">
            <text:p>2/2: 0.3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09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1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8: 0.45000000 of 2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3/8: 0.50000000 of 2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4/20: 0.05000000 of 5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5/20: 0.10000000 of 5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6/20: 0.15000000 of 5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7/20: 0.20000000 of 5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8/20: 0.25000000 of 5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3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9/20: 0.30000000 of 5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0/20: 0.35000000 of 5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1/20: 0.40000000 of 5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2/20: 0.45000000 of 5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3/20: 0.50000000 of 5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5/14: 0.05000000 of 4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9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6/14: 0.10000000 of 4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9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7/14: 0.15000000 of 4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8/14: 0.20000000 of 4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2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9/14: 0.25000000 of 4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27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9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0/14: 0.30000000 of 4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3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1/14: 0.35000000 of 4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3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2/14: 0.40000000 of 4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4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3/14: 0.45000000 of 4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5" office:value-type="float" table:style-name="taxable_event_note_fiat"/>
          <table:table-cell office:value="0.2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4/14: 0.25000000 of 4.00000000 B1</text:p>
          </table:table-cell>
          <table:table-cell office:value-type="string" table:style-name="taxable_event_note_default">
            <text:p>1/2: 0.25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5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/11: 0.25000000 of 3.00000000 B1</text:p>
          </table:table-cell>
          <table:table-cell office:value-type="string" table:style-name="taxable_event_note_default">
            <text:p>2/2: 0.25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/9: 0.05000000 of 2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7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9: 0.10000000 of 2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3/9: 0.15000000 of 2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4/9: 0.20000000 of 2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5/9: 0.25000000 of 2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2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6/9: 0.30000000 of 2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2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7/9: 0.35000000 of 2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2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4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8/9: 0.40000000 of 2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4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9/9: 0.20000000 of 2.00000000 B1</text:p>
          </table:table-cell>
          <table:table-cell office:value-type="string" table:style-name="taxable_event_note_default">
            <text:p>1/2: 0.20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25" office:value-type="float" table:style-name="taxable_event_note_fiat"/>
          <table:table-cell office:value="0.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7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/5: 0.25000000 of 1.00000000 B1</text:p>
          </table:table-cell>
          <table:table-cell office:value-type="string" table:style-name="taxable_event_note_default">
            <text:p>2/2: 0.2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3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5: 0.50000000 of 1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354" office:value-type="string" calcext:value-type="string" table:number-columns-spanned="9" table:number-rows-spanned="1">
            <text:p>Crypto Donatio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Default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dona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Dona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dona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donati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1/19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26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2/19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27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from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3/19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28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4/19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29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5/19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30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6/19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31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from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7/19: 0.35000000 of 5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32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from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8/19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33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from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9/19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34:01+00:00</text:p>
          </table:table-cell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from_lot_note_fiat" office:value="0.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DONATE</text:p>
          </table:table-cell>
          <table:table-cell office:value-type="string" table:style-name="from_lot_note_default">
            <text:p>1/16: 0.50000000 of 4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3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DONATE</text:p>
          </table:table-cell>
          <table:table-cell office:value-type="string" table:style-name="from_lot_note_default">
            <text:p>12/16: 0.05000000 of 4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4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DONATE</text:p>
          </table:table-cell>
          <table:table-cell office:value-type="string" table:style-name="from_lot_note_default">
            <text:p>13/16: 0.10000000 of 4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from_lot_note_fiat" office:value="0.1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DONATE</text:p>
          </table:table-cell>
          <table:table-cell office:value-type="string" table:style-name="from_lot_note_default">
            <text:p>14/16: 0.15000000 of 4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4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1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5/16: 0.20000000 of 4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49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2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6/16: 0.25000000 of 4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50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2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/11: 0.30000000 of 3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51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from_lot_note_fiat" office:value="0.2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11: 0.35000000 of 3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52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from_lot_note_fiat" office:value="0.3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3/11: 0.40000000 of 3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53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from_lot_note_fiat" office:value="0.3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4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4/11: 0.45000000 of 3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54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from_lo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5/11: 0.50000000 of 3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55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6/8: 0.05000000 of 2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06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7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7/8: 0.10000000 of 2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07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from_lot_note_fiat" office:value="0.07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8/8: 0.10000000 of 2.00000000 B1</text:p>
          </table:table-cell>
          <table:table-cell table:style-name="taxable_event_note_default" office:value-type="string">
            <text:p>1/2: 0.10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08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15" office:value-type="float"/>
          <table:table-cell table:style-name="from_lot_note_fiat" office:value="0.03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1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/5: 0.05000000 of 1.00000000 B1</text:p>
          </table:table-cell>
          <table:table-cell table:style-name="taxable_event_note_default" office:value-type="string">
            <text:p>2/2: 0.0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08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1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5: 0.20000000 of 1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09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3/5: 0.25000000 of 1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10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1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4/5: 0.30000000 of 1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11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4" office:value-type="float"/>
          <table:table-cell table:style-name="from_lot_note_fiat" office:value="0.1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5/5: 0.20000000 of 1.00000000 B1</text:p>
          </table:table-cell>
          <table:table-cell table:style-name="taxable_event_note_default" office:value-type="string">
            <text:p>1/2: 0.20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12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05" office:value-type="float"/>
          <table:table-cell table:style-name="from_lot_note_fiat" office:value="0.0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/19: 0.15000000 of 5.00000000 B1</text:p>
          </table:table-cell>
          <table:table-cell table:style-name="taxable_event_note_default" office:value-type="string">
            <text:p>2/2: 0.1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12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from_lot_note_fiat" office:value="0.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19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13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from_lot_note_fiat" office:value="0.2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8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3/19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14:01+00:00</text:p>
          </table:table-cell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from_lot_note_fiat" office:value="0.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4/19: 0.50000000 of 5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15:01+00:00</text:p>
          </table:table-cell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5/19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26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6/19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27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from_lot_note_fiat" office:value="0.0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7/19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28:01+00:00</text:p>
          </table:table-cell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8/19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29:01+00:00</text:p>
          </table:table-cell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1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9/19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30:01+00:00</text:p>
          </table:table-cell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/14: 0.30000000 of 4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31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from_lot_note_fiat" office:value="0.1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0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14: 0.35000000 of 4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32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from_lot_note_fiat" office:value="0.1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6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3/14: 0.40000000 of 4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33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from_lot_note_fiat" office:value="0.1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2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4/14: 0.45000000 of 4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34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from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5/14: 0.50000000 of 4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35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3/11: 0.05000000 of 3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46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4/11: 0.10000000 of 3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47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from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5/11: 0.15000000 of 3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48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6/11: 0.20000000 of 3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49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7/11: 0.25000000 of 3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50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8/11: 0.30000000 of 3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51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from_lot_note_fiat" office:value="0.1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4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9/11: 0.35000000 of 3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52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from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0/11: 0.40000000 of 3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53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from_lot_note_fiat" office:value="0.1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7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1/11: 0.45000000 of 3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54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from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/9: 0.50000000 of 2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55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0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06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3/20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07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from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4/20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08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5/20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09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6/20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10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7/20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11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from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8/20: 0.35000000 of 5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12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from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9/20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13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from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0/20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14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from_lot_note_fiat" office:value="0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1/20: 0.50000000 of 5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15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3/16: 0.05000000 of 4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26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4/16: 0.10000000 of 4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27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from_lot_note_fiat" office:value="0.1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5/16: 0.15000000 of 4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28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1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6/16: 0.20000000 of 4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29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2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7/16: 0.25000000 of 4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30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2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8/16: 0.30000000 of 4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31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from_lot_note_fiat" office:value="0.3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9/16: 0.35000000 of 4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32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from_lot_note_fiat" office:value="0.3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0/16: 0.40000000 of 4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33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from_lot_note_fiat" office:value="0.4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1/16: 0.45000000 of 4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34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from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2/16: 0.50000000 of 4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35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7/11: 0.05000000 of 3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46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8/11: 0.10000000 of 3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47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from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9/11: 0.15000000 of 3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48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1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0/11: 0.20000000 of 3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49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1/11: 0.25000000 of 3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50:01+00:00</text:p>
          </table:table-cell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2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/5: 0.30000000 of 2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51:01+00:00</text:p>
          </table:table-cell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from_lot_note_fiat" office:value="0.2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5: 0.35000000 of 2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52:01+00:00</text:p>
          </table:table-cell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from_lot_note_fiat" office:value="0.2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3/5: 0.40000000 of 2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53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from_lot_note_fiat" office:value="0.3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4/5: 0.45000000 of 2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54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from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5/5: 0.50000000 of 2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55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6/19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2:06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7/19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2:07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from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8/19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2:08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9/19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2:09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1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0/19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2:10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1/19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2:11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from_lot_note_fiat" office:value="0.1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7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2/19: 0.35000000 of 5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2:12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from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3/19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2:13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from_lot_note_fiat" office:value="0.2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8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4/19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2:14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from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5/19: 0.50000000 of 5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2:15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table:style-name="from_lot_note_default" office:value-type="string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7/14: 0.05000000 of 4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2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8/14: 0.10000000 of 4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2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9/14: 0.15000000 of 4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2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0/14: 0.20000000 of 4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2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1/14: 0.25000000 of 4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3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6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2/14: 0.30000000 of 4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3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3/14: 0.35000000 of 4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3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8" office:value-type="float" table:style-name="taxable_event_note_fiat"/>
          <table:table-cell office:value="0.1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4/14: 0.35000000 of 4.00000000 B1</text:p>
          </table:table-cell>
          <table:table-cell office:value-type="string" table:style-name="taxable_event_note_default">
            <text:p>1/2: 0.35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3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" office:value-type="float" table:style-name="taxable_event_note_fiat"/>
          <table:table-cell office:value="0.0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/12: 0.05000000 of 3.00000000 B1</text:p>
          </table:table-cell>
          <table:table-cell office:value-type="string" table:style-name="taxable_event_note_default">
            <text:p>2/2: 0.05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3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1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7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2/12: 0.45000000 of 3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3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12: 0.50000000 of 3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3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9: 0.05000000 of 2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4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4/9: 0.10000000 of 2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3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5/9: 0.15000000 of 2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4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6/9: 0.20000000 of 2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4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7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7/9: 0.25000000 of 2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5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0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8/9: 0.30000000 of 2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5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4" office:value-type="float" table:style-name="taxable_event_note_fiat"/>
          <table:table-cell office:value="0.0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9/9: 0.20000000 of 2.00000000 B1</text:p>
          </table:table-cell>
          <table:table-cell office:value-type="string" table:style-name="taxable_event_note_default">
            <text:p>1/2: 0.20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5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05" office:value-type="float" table:style-name="taxable_event_note_fiat"/>
          <table:table-cell office:value="0.0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9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/3: 0.15000000 of 1.00000000 B1</text:p>
          </table:table-cell>
          <table:table-cell office:value-type="string" table:style-name="taxable_event_note_default">
            <text:p>2/2: 0.1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5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0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8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2/3: 0.40000000 of 1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5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0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6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3: 0.45000000 of 1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5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/19: 0.50000000 of 5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5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2/19: 0.05000000 of 5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0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3/19: 0.10000000 of 5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4/19: 0.15000000 of 5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0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5/19: 0.20000000 of 5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0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6/19: 0.25000000 of 5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1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3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7/19: 0.30000000 of 5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1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8/19: 0.35000000 of 5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1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8" office:value-type="float" table:style-name="taxable_event_note_fiat"/>
          <table:table-cell office:value="0.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9/19: 0.35000000 of 5.00000000 B1</text:p>
          </table:table-cell>
          <table:table-cell office:value-type="string" table:style-name="taxable_event_note_default">
            <text:p>1/2: 0.35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1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" office:value-type="float" table:style-name="taxable_event_note_fiat"/>
          <table:table-cell office:value="0.0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/16: 0.05000000 of 4.00000000 B1</text:p>
          </table:table-cell>
          <table:table-cell office:value-type="string" table:style-name="taxable_event_note_default">
            <text:p>2/2: 0.05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1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4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2/16: 0.45000000 of 4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1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16: 0.50000000 of 4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1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4/16: 0.05000000 of 4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2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9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5/16: 0.10000000 of 4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2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3" office:value-type="float" table:style-name="taxable_event_note_fiat"/>
          <table:table-cell office:value="0.09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6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6/16: 0.10000000 of 4.00000000 B1</text:p>
          </table:table-cell>
          <table:table-cell office:value-type="string" table:style-name="taxable_event_note_default">
            <text:p>1/2: 0.10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2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15" office:value-type="float" table:style-name="taxable_event_note_fiat"/>
          <table:table-cell office:value="0.0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/12: 0.05000000 of 3.00000000 B1</text:p>
          </table:table-cell>
          <table:table-cell office:value-type="string" table:style-name="taxable_event_note_default">
            <text:p>2/2: 0.0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2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2/12: 0.20000000 of 3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2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12: 0.25000000 of 3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3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2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6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4/12: 0.30000000 of 3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3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2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5/12: 0.35000000 of 3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3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3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6/12: 0.40000000 of 3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3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3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4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7/12: 0.45000000 of 3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3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8/12: 0.50000000 of 3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3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3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2/6: 0.05000000 of 1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4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6: 0.10000000 of 1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9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4/6: 0.15000000 of 1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4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5/6: 0.20000000 of 1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4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6/6: 0.25000000 of 1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5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3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/18: 0.30000000 of 5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5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7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2/18: 0.35000000 of 5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5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18: 0.40000000 of 5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5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2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8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4/18: 0.45000000 of 5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5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5/18: 0.50000000 of 5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5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6/18: 0.05000000 of 5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0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7/18: 0.10000000 of 5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3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8/18: 0.10000000 of 5.00000000 B1</text:p>
          </table:table-cell>
          <table:table-cell office:value-type="string" table:style-name="taxable_event_note_default">
            <text:p>1/2: 0.10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0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15" office:value-type="float" table:style-name="taxable_event_note_fiat"/>
          <table:table-cell office:value="0.0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/16: 0.05000000 of 4.00000000 B1</text:p>
          </table:table-cell>
          <table:table-cell office:value-type="string" table:style-name="taxable_event_note_default">
            <text:p>2/2: 0.0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0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2/16: 0.20000000 of 4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0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16: 0.25000000 of 4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1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6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4/16: 0.30000000 of 4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1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5/16: 0.35000000 of 4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1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1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6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6/16: 0.40000000 of 4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1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1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7/16: 0.45000000 of 4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1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8/16: 0.50000000 of 4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1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4/11: 0.05000000 of 3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2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3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5/11: 0.10000000 of 3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2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6/11: 0.15000000 of 3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2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7/11: 0.20000000 of 3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2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0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8/11: 0.25000000 of 3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3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09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9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9/11: 0.30000000 of 3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3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0/11: 0.35000000 of 3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3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8" office:value-type="float" table:style-name="taxable_event_note_fiat"/>
          <table:table-cell office:value="0.1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7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1/11: 0.35000000 of 3.00000000 B1</text:p>
          </table:table-cell>
          <table:table-cell office:value-type="string" table:style-name="taxable_event_note_default">
            <text:p>1/2: 0.35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3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" office:value-type="float" table:style-name="taxable_event_note_fiat"/>
          <table:table-cell office:value="0.0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3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/9: 0.05000000 of 2.00000000 B1</text:p>
          </table:table-cell>
          <table:table-cell office:value-type="string" table:style-name="taxable_event_note_default">
            <text:p>2/2: 0.05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3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09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2/9: 0.45000000 of 2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3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9: 0.50000000 of 2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3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20: 0.05000000 of 5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4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4/20: 0.10000000 of 5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5/20: 0.15000000 of 5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4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6/20: 0.20000000 of 5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4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7/20: 0.25000000 of 5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5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3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8/20: 0.30000000 of 5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5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9/20: 0.35000000 of 5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5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0/20: 0.40000000 of 5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5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1/20: 0.45000000 of 5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5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2/20: 0.50000000 of 5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5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4/13: 0.05000000 of 4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0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9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5/13: 0.10000000 of 4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9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6/13: 0.15000000 of 4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0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7/13: 0.20000000 of 4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0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2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8/13: 0.25000000 of 4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1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27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9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9/13: 0.30000000 of 4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1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3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0/13: 0.35000000 of 4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1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3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1/13: 0.40000000 of 4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1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4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2/13: 0.45000000 of 4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1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3/13: 0.50000000 of 4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1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1/13: 0.05000000 of 3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2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6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2/13: 0.10000000 of 3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2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3" office:value-type="float" table:style-name="taxable_event_note_fiat"/>
          <table:table-cell office:value="0.0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3/13: 0.10000000 of 3.00000000 B1</text:p>
          </table:table-cell>
          <table:table-cell office:value-type="string" table:style-name="taxable_event_note_default">
            <text:p>1/2: 0.10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2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15" office:value-type="float" table:style-name="taxable_event_note_fiat"/>
          <table:table-cell office:value="0.0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/7: 0.05000000 of 2.00000000 B1</text:p>
          </table:table-cell>
          <table:table-cell office:value-type="string" table:style-name="taxable_event_note_default">
            <text:p>2/2: 0.0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2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6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2/7: 0.20000000 of 2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2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7: 0.25000000 of 2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3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2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4/7: 0.30000000 of 2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3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2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5/7: 0.35000000 of 2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3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2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6/7: 0.40000000 of 2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3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3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9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7/7: 0.45000000 of 2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3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3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/5: 0.50000000 of 1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3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7/16: 0.05000000 of 5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4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8/16: 0.10000000 of 5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9/16: 0.15000000 of 5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4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0/16: 0.20000000 of 5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4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1/16: 0.25000000 of 5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3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2/16: 0.30000000 of 5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7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3/16: 0.35000000 of 5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4/16: 0.40000000 of 5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2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8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5/16: 0.45000000 of 5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6/16: 0.50000000 of 5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1/17: 0.05000000 of 4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2/17: 0.10000000 of 4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3/17: 0.15000000 of 4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4/17: 0.20000000 of 4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5/17: 0.25000000 of 4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6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6/17: 0.30000000 of 4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4" office:value-type="float" table:style-name="taxable_event_note_fiat"/>
          <table:table-cell office:value="0.0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6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7/17: 0.20000000 of 4.00000000 B1</text:p>
          </table:table-cell>
          <table:table-cell office:value-type="string" table:style-name="taxable_event_note_default">
            <text:p>1/2: 0.20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05" office:value-type="float" table:style-name="taxable_event_note_fiat"/>
          <table:table-cell office:value="0.0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6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/12: 0.15000000 of 3.00000000 B1</text:p>
          </table:table-cell>
          <table:table-cell office:value-type="string" table:style-name="taxable_event_note_default">
            <text:p>2/2: 0.1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1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2/12: 0.40000000 of 3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1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7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12: 0.45000000 of 3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4/12: 0.50000000 of 3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4/8: 0.05000000 of 2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5/8: 0.10000000 of 2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3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6/8: 0.15000000 of 2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7/8: 0.20000000 of 2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7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8/8: 0.25000000 of 2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03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/3: 0.30000000 of 1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0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2/3: 0.35000000 of 1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8" office:value-type="float" table:style-name="taxable_event_note_fiat"/>
          <table:table-cell office:value="0.0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4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3: 0.35000000 of 1.00000000 B1</text:p>
          </table:table-cell>
          <table:table-cell office:value-type="string" table:style-name="taxable_event_note_default">
            <text:p>1/2: 0.35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/20: 0.05000000 of 5.00000000 B1</text:p>
          </table:table-cell>
          <table:table-cell office:value-type="string" table:style-name="taxable_event_note_default">
            <text:p>2/2: 0.05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2/20: 0.45000000 of 5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20: 0.50000000 of 5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4/20: 0.05000000 of 5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5/20: 0.10000000 of 5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6/20: 0.15000000 of 5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7/20: 0.20000000 of 5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8/20: 0.25000000 of 5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3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9/20: 0.30000000 of 5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4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6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20/20: 0.20000000 of 5.00000000 B1</text:p>
          </table:table-cell>
          <table:table-cell office:value-type="string" table:style-name="taxable_event_note_default">
            <text:p>1/2: 0.20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05" office:value-type="float" table:style-name="taxable_event_note_fiat"/>
          <table:table-cell office:value="0.1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/14: 0.15000000 of 4.00000000 B1</text:p>
          </table:table-cell>
          <table:table-cell office:value-type="string" table:style-name="taxable_event_note_default">
            <text:p>2/2: 0.1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3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2/14: 0.40000000 of 4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4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14: 0.45000000 of 4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4/14: 0.50000000 of 4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2/11: 0.05000000 of 3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6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11: 0.10000000 of 3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4/11: 0.15000000 of 3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5/11: 0.20000000 of 3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6/11: 0.25000000 of 3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2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6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7/11: 0.30000000 of 3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2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8/11: 0.35000000 of 3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3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9/11: 0.40000000 of 3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3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4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0/11: 0.45000000 of 3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1/11: 0.50000000 of 3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3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5: 0.05000000 of 1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4/5: 0.10000000 of 1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3" office:value-type="float" table:style-name="taxable_event_note_fiat"/>
          <table:table-cell office:value="0.0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5/5: 0.10000000 of 1.00000000 B1</text:p>
          </table:table-cell>
          <table:table-cell office:value-type="string" table:style-name="taxable_event_note_default">
            <text:p>1/2: 0.10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15" office:value-type="float" table:style-name="taxable_event_note_fiat"/>
          <table:table-cell office:value="0.0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/8: 0.05000000 of 5.00000000 B1</text:p>
          </table:table-cell>
          <table:table-cell office:value-type="string" table:style-name="taxable_event_note_default">
            <text:p>2/2: 0.0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2/8: 0.20000000 of 5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8: 0.25000000 of 5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3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4/8: 0.30000000 of 5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7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5/8: 0.35000000 of 5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6/8: 0.40000000 of 5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2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8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7/8: 0.45000000 of 5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8/8: 0.50000000 of 5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Interest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15</text:p>
          </table:table-cell>
          <table:table-cell table:style-name="taxable_event_note_border_fiat" office:value="0.1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1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1.00000000 of 1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5-01-01 01:11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2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3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4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5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6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7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8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9:01+00:00</text:p>
          </table:table-cell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2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4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5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6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7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8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9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40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1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2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3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4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5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6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7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8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9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00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1:01+00:00</text:p>
          </table:table-cell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2:01+00:00</text:p>
          </table:table-cell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3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4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5:01+00:00</text:p>
          </table:table-cell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6:01+00:00</text:p>
          </table:table-cell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7:01+00:00</text:p>
          </table:table-cell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8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9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20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1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2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3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4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5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6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7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8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9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40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1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2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3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4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5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6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7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8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9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00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1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2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3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4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5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6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7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8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9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20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1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2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3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4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5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6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7:01+00:00</text:p>
          </table:table-cell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8:01+00:00</text:p>
          </table:table-cell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9:01+00:00</text:p>
          </table:table-cell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40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1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2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3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4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5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6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7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8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9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0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1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2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table:style-name="transparent_default" office:value-type="string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1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1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1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1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1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1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1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4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1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5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5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5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5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5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5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5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5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0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1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1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1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1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1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1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1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1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1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2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1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3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3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3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3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3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3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3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3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3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4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1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5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5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5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5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5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5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5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5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0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1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1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1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1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1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1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1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1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1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2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1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3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3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3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3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3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3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3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3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3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1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5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5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5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5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5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5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5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5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0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1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1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1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1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1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1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1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1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1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2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1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3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3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3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3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3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3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3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3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3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4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1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5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5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5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5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5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5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5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5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0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1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1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1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1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1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1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1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1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1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2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1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3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3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3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3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3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3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3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3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3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4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1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5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5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5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5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5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5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5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5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0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1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1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1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1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1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1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48:38.3887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4T21:13:53.338730</dc:date>
    <meta:editing-duration>P1DT9H54M41S</meta:editing-duration>
    <meta:editing-cycles>98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